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/>
    <style:style style:name="ACOL-10" style:family="table-column">
      <style:table-column-properties style:column-width="78pt" style:use-optimal-column-width="fals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YS-0701_1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189999999999998">
            <text:p>−43.1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10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YS-0701_2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3000">
            <text:p>43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700000000000003">
            <text:p>−43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10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YS-0701_3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5000">
            <text:p>45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8.219999999999999">
            <text:p>−48.2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10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0034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3650">
            <text:p>4365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mollusc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409999999999997">
            <text:p>−51.4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10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0035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5820">
            <text:p>4582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llusc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3.299999999999997">
            <text:p>−53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10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YS-0701_4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8000">
            <text:p>48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5.960000000000001">
            <text:p>−55.9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10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S01A</text:p>
          </table:table-cell>
          <table:table-cell table:style-name="ACE-0" office:value-type="float" office:value="35.520000000000003">
            <text:p>35.52</text:p>
          </table:table-cell>
          <table:table-cell table:style-name="ACE-0" office:value-type="float" office:value="122.488">
            <text:p>122.488</text:p>
          </table:table-cell>
          <table:table-cell table:style-name="ACE-0" office:value-type="float" office:value="36200">
            <text:p>362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150000000000006">
            <text:p>−87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angEtal2014,PicoEtal2016</text:p>
          </table:table-cell>
          <table:table-cell table:number-columns-repeated="240" table:style-name="ACE-0"/>
        </table:table-row>
        <table:table-row table:style-name="AROW-0" table:number-rows-repeated="20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3">
          <gnm:selection gnm:start-col="1" gnm:start-row="3" gnm:end-col="1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5T04:59:0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